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3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2">
      <style:text-properties fo:language="en" fo:country="US" officeooo:rsid="00190700" officeooo:paragraph-rsid="00190700"/>
    </style:style>
    <style:style style:name="P9" style:family="paragraph" style:parent-style-name="Standard">
      <style:paragraph-properties fo:text-align="end" style:justify-single-word="false"/>
      <style:text-properties fo:color="#eeeeee" style:font-name="Calibri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fo:language="en" fo:country="US" style:text-underline-style="none" style:text-blinking="false" fo:background-color="transparent"/>
    </style:style>
    <style:style style:name="P12" style:family="paragraph" style:parent-style-name="Standard">
      <style:text-properties fo:font-variant="normal" fo:text-transform="none" fo:color="#336633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3" style:family="paragraph" style:parent-style-name="Standard">
      <style:text-properties fo:text-transform="uppercase" fo:color="#336633" style:font-name="Calibri" fo:font-size="24pt" fo:language="en" fo:country="US" fo:font-weight="bold" style:font-size-asian="24pt" style:font-weight-asian="bold" style:font-size-complex="24pt" style:font-weight-complex="bold"/>
    </style:style>
    <style:style style:name="P14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15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1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7" style:family="paragraph" style:parent-style-name="Standard" style:master-page-name="First_20_Page">
      <style:paragraph-properties style:page-number="auto"/>
      <style:text-properties fo:language="en" fo:country="US"/>
    </style:style>
    <style:style style:name="P1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19" style:family="paragraph" style:parent-style-name="Standard" style:master-page-name="Index">
      <style:paragraph-properties style:page-number="auto"/>
      <style:text-properties fo:language="en" fo:country="US"/>
    </style:style>
    <style:style style:name="P2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1" style:family="paragraph" style:parent-style-name="Text_20_body">
      <style:text-properties fo:color="#336633" fo:font-size="14pt" fo:language="en" fo:country="US" style:font-size-asian="14pt" style:font-size-complex="14pt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text-properties fo:language="en" fo:country="US" officeooo:rsid="00216212" officeooo:paragraph-rsid="00216212"/>
    </style:style>
    <style:style style:name="P24" style:family="paragraph" style:parent-style-name="Text_20_body">
      <style:text-properties fo:language="en" fo:country="US" officeooo:rsid="00190700" officeooo:paragraph-rsid="00190700"/>
    </style:style>
    <style:style style:name="P25" style:family="paragraph" style:parent-style-name="Text_20_body">
      <style:text-properties fo:language="en" fo:country="US" officeooo:rsid="00190700" officeooo:paragraph-rsid="0019ccae"/>
    </style:style>
    <style:style style:name="P26" style:family="paragraph" style:parent-style-name="Text_20_body" style:list-style-name="L1">
      <style:text-properties fo:language="en" fo:country="US" officeooo:rsid="00190700" officeooo:paragraph-rsid="00190700"/>
    </style:style>
    <style:style style:name="P27" style:family="paragraph" style:parent-style-name="Text_20_body" style:list-style-name="L1">
      <style:text-properties fo:language="en" fo:country="US" officeooo:rsid="0019ccae" officeooo:paragraph-rsid="0019ccae"/>
    </style:style>
    <style:style style:name="P2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9ccae" officeooo:paragraph-rsid="0019ccae" style:font-style-asian="normal" style:font-style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language="en" fo:country="US" officeooo:rsid="0019ccae" officeooo:paragraph-rsid="0019ccae"/>
    </style:style>
    <style:style style:name="P33" style:family="paragraph" style:parent-style-name="Titulo">
      <style:text-properties fo:font-variant="normal" fo:text-transform="none" fo:language="en" fo:country="US"/>
    </style:style>
    <style:style style:name="P34" style:family="paragraph" style:parent-style-name="Titulo" style:master-page-name="Standard">
      <style:paragraph-properties style:page-number="auto"/>
      <style:text-properties fo:language="en" fo:country="U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fo:language="en" fo:country="US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style:font-name="Calibri" fo:font-size="12pt" fo:language="en" fo:country="US" style:font-size-asian="12pt" style:font-size-complex="12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bold" officeooo:rsid="00269440" style:font-style-asian="normal" style:font-weight-asian="bold" style:font-style-complex="normal" style:font-weight-complex="bold"/>
    </style:style>
    <style:style style:name="T15" style:family="text">
      <style:text-properties officeooo:rsid="00190700"/>
    </style:style>
    <style:style style:name="T16" style:family="text">
      <style:text-properties officeooo:rsid="0019ccae"/>
    </style:style>
    <style:style style:name="T17" style:family="text">
      <style:text-properties officeooo:rsid="002341bc"/>
    </style:style>
    <style:style style:name="T18" style:family="text">
      <style:text-properties officeooo:rsid="0023b73a"/>
    </style:style>
    <style:style style:name="T19" style:family="text">
      <style:text-properties officeooo:rsid="00257a6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17"/>
      <text:p text:style-name="P10"/>
      <text:p text:style-name="P10"/>
      <text:p text:style-name="P10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10"/>
      <text:p text:style-name="P10"/>
      <text:p text:style-name="P11"><text:bookmark text:name="docs-internal-guid-e8f5d430-faba-53b2-6d04-e9273ed17255"/></text:p>
      <text:p text:style-name="P10"/>
      <text:p text:style-name="P10"/>
      <text:p text:style-name="P10"/>
      <text:p text:style-name="P13"><text:span text:style-name="T15">UNIT 12 (Extra)</text:span>.<text:user-field-get text:name="Tema">Scripting</text:user-field-get></text:p>
      <text:p text:style-name="P12">Activities</text:p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Alfredo Oltra / Sergio <text:span text:style-name="T18">García</text:span></text:p>
      <text:p text:style-name="P1"><text:span text:style-name="T6"><text:s/></text:span><text:a xlink:type="simple" xlink:href="mailto:mail@ceedcv.e" text:style-name="Internet_20_link" text:visited-style-name="Visited_20_Internet_20_Link"><text:span text:style-name="T10">alfredo.oltra@ceedcv.e</text:span></text:a><text:span text:style-name="T8">s</text:span></text:p>
      <text:p text:style-name="P29">201<text:span text:style-name="T19">9</text:span>/20<text:span text:style-name="T19">20</text:span></text:p>
      <text:p text:style-name="P18"><text:tab/><text:tab/><text:tab/><text:tab/><text:tab/><text:tab/><text:tab/><text:tab/><text:tab/><text:tab/>Versión:<text:date style:data-style-name="N104" text:date-value="2019-09-27T13:22:29.288275628">190927</text:date>.<text:time style:data-style-name="N105" text:time-value="2019-09-27T13:22:29.291557143">1321</text:time></text:p>
      <text:p text:style-name="P15"/>
      <text:p text:style-name="P10"/>
      <text:p text:style-name="P19"/>
      <text:p text:style-name="P21">Licencia</text:p>
      <text:p text:style-name="P10"/>
      <text:p text:style-name="P20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6"/>
      <text:p text:style-name="P16"><text:s/></text:p>
      <text:p text:style-name="P21">Nomenclatura</text:p>
      <text:p text:style-name="P22"/>
      <text:p text:style-name="P22">A lo largo de este tema se utilizarán distintos símbolos para distinguir elementos importantes dentro del contenido. Estos símbolos son:</text:p>
      <text:p text:style-name="P22"/>
      <text:p text:style-name="P30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22"/>
      <text:p text:style-name="P30"><text:span text:style-name="T3"> </text:span>Atención. Hace referencia a un tipo de actividad donde los alumnos suelen cometer equivocaciones. </text:p>
      <text:p text:style-name="P30"/>
      <text:p text:style-name="P30"/>
      <text:h text:style-name="P6" text:outline-level="1" text:is-list-header="true"/>
      <text:p text:style-name="P10"/>
      <text:p text:style-name="P10"/>
      <text:p text:style-name="P10"/>
      <text:p text:style-name="P34">UD0<text:user-field-get text:name="NumeroTema">12</text:user-field-get>. <text:user-field-get text:name="Tema">Scripting</text:user-field-get></text:p>
      <text:p text:style-name="P33">Activities</text:p>
      <text:p text:style-name="P23">Use forums to ask questions or help your classmates :) Don’t share solutions.</text:p>
      <text:h text:style-name="P7" text:outline-level="2">Activity 1</text:h>
      <text:p text:style-name="P24">a) Create an script that creates in current directory 70 folders numbered from 00 to 70. The numbers with one digit should contain a 0 on the left.</text:p>
      <text:p text:style-name="P24">b) Create an script that ask if a forum is good or bad, asking it using keyboard. It has to repeat the question until the user writes “GOOD”.</text:p>
      <text:p text:style-name="P24">c) Create a calculator that let you to select an operation (add, <text:span text:style-name="T19">subtract</text:span>, multiply or divide) and let you to enter two operands. At the end it will display the result of the <text:span text:style-name="T19">operation.</text:span></text:p>
      <text:h text:style-name="P8" text:outline-level="2">Activity 2</text:h>
      <text:p text:style-name="P25">Create a program to check if <text:span text:style-name="T16">h</text:span>otel rooms are available <text:span text:style-name="T16">(they are empty)</text:span> or not <text:span text:style-name="T16">(there is a guest in the room)</text:span>. <text:span text:style-name="T16">Also available rooms can be “clean” or “not clean”.</text:span></text:p>
      <text:p text:style-name="P25"><text:s/><text:span text:style-name="T16">Our hotel has 100 rooms.</text:span> </text:p>
      <text:p text:style-name="P24"><text:span text:style-name="T16">In an loop, t</text:span>he program will <text:span text:style-name="T16">ask a room number and then will display</text:span> a menu with those options:</text:p>
      <text:list xml:id="list526815048" text:style-name="L1">
        <text:list-item>
          <text:p text:style-name="P26"><text:span text:style-name="T16">Check is a room is available or not</text:span>.</text:p>
        </text:list-item>
        <text:list-item>
          <text:p text:style-name="P26"><text:span text:style-name="T16">Check is an available room is cleaned or not</text:span>.</text:p>
        </text:list-item>
        <text:list-item>
          <text:p text:style-name="P26"><text:span text:style-name="T16">Set “not available” a “clean and available room”</text:span>.</text:p>
        </text:list-item>
        <text:list-item>
          <text:p text:style-name="P27">Set <text:s/>“available” and “not clean” to a “not available room”</text:p>
        </text:list-item>
        <text:list-item>
          <text:p text:style-name="P26"><text:span text:style-name="T16">Set “cleaned” a “not cleaned” room</text:span>.</text:p>
        </text:list-item>
        <text:list-item>
          <text:p text:style-name="P27">Exit program.</text:p>
        </text:list-item>
      </text:list>
      <text:p text:style-name="P31">If an operation can not be performed, our program have to show an error.</text:p>
      <text:p text:style-name="P31"/>
      <text:p text:style-name="P32"><text:span text:style-name="T11">The program </text:span><text:span text:style-name="T13">has to be </text:span><text:span text:style-name="T14">persistent</text:span><text:span text:style-name="T11"> (if you run again the program, configuration changes should remain). </text:span></text:p>
      <text:p text:style-name="P32"><text:span text:style-name="T12">Tip</text:span><text:span text:style-name="T11">: you can create/delete files/directory and use test if they exist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4H43M29S</meta:editing-duration>
    <meta:editing-cycles>25</meta:editing-cycles>
    <meta:generator>LibreOffice/6.3.1.2$Linux_X86_64 LibreOffice_project/30$Build-2</meta:generator>
    <dc:title>Plantilla CEED</dc:title>
    <meta:initial-creator>Alfredo Oltra Orengo</meta:initial-creator>
    <dc:date>2019-09-27T13:21:49.804925421</dc:date>
    <meta:print-date>2017-04-16T08:07:47.448000000</meta:print-date>
    <meta:document-statistic meta:table-count="0" meta:image-count="2" meta:object-count="0" meta:page-count="3" meta:paragraph-count="38" meta:word-count="407" meta:character-count="2394" meta:non-whitespace-character-count="2002"/>
  </office:meta>
</office:document-meta>
</file>